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18" office:value-type="string" calcext:value-type="string">
            <text:p>15-3</text:p>
          </table:table-cell>
          <table:table-cell table:style-name="ce18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18" office:value-type="string" calcext:value-type="string">
            <text:p>17-3</text:p>
          </table:table-cell>
          <table:table-cell table:style-name="ce18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5-27T10:11:23.328320079</dc:date>
    <meta:editing-duration>P1DT13H47M19S</meta:editing-duration>
    <meta:editing-cycles>210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